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81000000813811D2E4.png"/>
  <manifest:file-entry manifest:media-type="image/png" manifest:full-path="Pictures/10000201000001150000004657D1D0D1.png"/>
  <manifest:file-entry manifest:media-type="image/png" manifest:full-path="Pictures/100002010000013700000032877C546D.png"/>
  <manifest:file-entry manifest:media-type="image/png" manifest:full-path="Pictures/1000000000000400000001F8B240CEB7.png"/>
  <manifest:file-entry manifest:media-type="image/png" manifest:full-path="Pictures/1000000000000500000003C02DE3DBA4.png"/>
  <manifest:file-entry manifest:media-type="image/png" manifest:full-path="Pictures/10000201000001DA000000DB77391766.png"/>
  <manifest:file-entry manifest:media-type="image/png" manifest:full-path="Pictures/1000020100000500000003C0A02892A5.png"/>
  <manifest:file-entry manifest:media-type="image/png" manifest:full-path="Pictures/100000000000032000000258217E47D0.png"/>
  <manifest:file-entry manifest:media-type="image/jpeg" manifest:full-path="Pictures/10000000000001040000009C7E9B1563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standard">
      <style:graphic-properties svg:stroke-color="#000000" draw:fill-color="#ffffff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fill-color="#ffffff" draw:textarea-vertical-align="middle"/>
    </style:style>
    <style:style style:name="pr1" style:family="presentation" style:parent-style-name="Titel1-title">
      <style:graphic-properties draw:stroke="none" draw:fill="none" draw:fill-color="#ffffff" draw:textarea-horizontal-align="left" draw:textarea-vertical-align="bottom" draw:auto-grow-height="false" draw:auto-grow-width="false" fo:min-height="1.805cm" fo:min-width="0cm" fo:padding-top="0cm" fo:padding-bottom="0cm" fo:padding-left="0cm" fo:padding-right="0cm" fo:wrap-option="wrap" draw:shadow-color="#808080"/>
    </style:style>
    <style:style style:name="pr2" style:family="presentation" style:parent-style-name="Titel1-notes">
      <style:graphic-properties draw:fill-color="#ffffff" draw:auto-grow-height="true" fo:min-height="11.43cm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1.562cm" fo:min-width="0cm" fo:padding-top="0cm" fo:padding-bottom="0cm" fo:padding-left="0cm" fo:padding-right="0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3.597cm" fo:min-width="0cm" fo:padding-top="0cm" fo:padding-bottom="0cm" fo:padding-left="0cm" fo:padding-right="0cm" fo:wrap-option="wrap" draw:shadow-color="#808080"/>
    </style:style>
    <style:style style:name="pr5" style:family="presentation" style:parent-style-name="Standard-notes">
      <style:graphic-properties draw:fill-color="#ffffff" draw:auto-grow-height="true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13.1999998092651pt"/>
    </style:style>
    <style:style style:name="P8" style:family="paragraph">
      <style:paragraph-properties fo:text-align="center"/>
      <style:text-properties fo:font-size="13.1999998092651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81000000813811D2E4.png" xlink:type="simple" xlink:show="embed" xlink:actuate="onLoad">
        <style:list-level-properties text:min-label-width="0.952cm" style:vertical-pos="middle" style:vertical-rel="line" fo:width="0.427cm" fo:height="0.427cm"/>
      </text:list-level-style-image>
      <text:list-level-style-image text:level="2" xlink:href="Pictures/1000020100000081000000813811D2E4.png" xlink:type="simple" xlink:show="embed" xlink:actuate="onLoad">
        <style:list-level-properties text:space-before="1.27cm" text:min-label-width="0.793cm" style:vertical-pos="middle" style:vertical-rel="line" fo:width="0.305cm" fo:height="0.305cm"/>
      </text:list-level-style-image>
      <text:list-level-style-image text:level="3" xlink:href="Pictures/1000020100000081000000813811D2E4.png" xlink:type="simple" xlink:show="embed" xlink:actuate="onLoad">
        <style:list-level-properties text:space-before="2.54cm" text:min-label-width="0.635cm" style:vertical-pos="middle" style:vertical-rel="line" fo:width="0.366cm" fo:height="0.366cm"/>
      </text:list-level-style-image>
      <text:list-level-style-image text:level="4" xlink:href="Pictures/1000020100000081000000813811D2E4.png" xlink:type="simple" xlink:show="embed" xlink:actuate="onLoad">
        <style:list-level-properties text:space-before="3.81cm" text:min-label-width="0.635cm" style:vertical-pos="middle" style:vertical-rel="line" fo:width="0.244cm" fo:height="0.244cm"/>
      </text:list-level-style-image>
      <text:list-level-style-image text:level="5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6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7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8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9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  <text:list-level-style-image text:level="10" xlink:href="Pictures/1000020100000081000000813811D2E4.png" xlink:type="simple" xlink:show="embed" xlink:actuate="onLoad">
        <style:list-level-properties text:space-before="5.08cm" text:min-label-width="0.635cm" style:vertical-pos="middle" style:vertical-rel="line" fo:width="0.213cm" fo:height="0.213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Prof. Max Mustermann – Präsentationstitel</presentation:footer-decl>
      <presentation:date-time-decl presentation:name="dtd1" presentation:source="current-date" style:data-style-name="D3"/>
      <draw:page draw:name="Folientitel: Arial 26pt fett 2-zeilig: Arial 22pt fett" draw:style-name="dp1" draw:master-page-name="Titel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34.251cm" svg:height="1.989cm" svg:x="1.612cm" svg:y="4.545cm" presentation:class="title" presentation:user-transformed="true">
          <draw:text-box>
            <text:list text:style-name="L1">
              <text:list-item>
                <text:p text:style-name="P1">Holger's Titelbild<text:line-break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Folientitel: Arial 24pt fett 2-zeilig: Arial 20pt fett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Zielsetzung<text:line-break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Motivation</text:span>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p text:style-name="P4"><text:span text:style-name="T1">Anforderungen an das fertige Produkt</text:span></text:p>
              </text:list-item>
            </text:list>
            <text:p text:style-name="P4"><text:span text:style-name="T1"/></text:p>
            <text:list text:continue-numbering="true" text:style-name="L2">
              <text:list-item>
                <text:p text:style-name="P4"><text:span text:style-name="T1">Was ist CBMC?</text:span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Vergleich mit dem Pflichtenheft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Was kann BEAST?</text:span></text:p>
              </text:list-item>
              <text:list-item>
                <text:p text:style-name="P4"><text:span text:style-name="T1">Diff</text:span></text:p>
              </text:list-item>
              <text:list-item>
                <text:p text:style-name="P4"><text:span text:style-name="T1">Zusätzliche Features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Parametereditor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C-Editor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Eigenschafteneditor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use-footer-name="ftr1" presentation:use-date-time-name="dtd1"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Eigenschaftenliste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Daten und Statistiken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Code</text:span></text:p>
              </text:list-item>
              <text:list-item>
                <text:p text:style-name="P4"><text:span text:style-name="T1">Commits</text:span></text:p>
              </text:list-item>
              <text:list-item>
                <text:p text:style-name="P4"><text:span text:style-name="T1">Tests</text:span></text:p>
              </text:list-item>
              <text:list-item>
                <text:p text:style-name="P4"><text:span text:style-name="T1">Testüberdeck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8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Das Innenleben von BEAST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header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header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draw:rect draw:style-name="gr3" draw:text-style-name="P8" draw:layer="layout" svg:width="4.534cm" svg:height="0.827cm" svg:x="8.63cm" svg:y="6.448cm">
          <text:p text:style-name="P7"><text:span text:style-name="T4">High-Level</text:span></text:p>
        </draw:rect>
        <draw:rect draw:style-name="gr3" draw:text-style-name="P8" draw:layer="layout" svg:width="4.186cm" svg:height="2.205cm" svg:x="2.351cm" svg:y="8.653cm">
          <text:p text:style-name="P7"><text:span text:style-name="T4">Parameter</text:span></text:p>
          <text:p text:style-name="P7"><text:span text:style-name="T4">Editor</text:span></text:p>
        </draw:rect>
        <draw:rect draw:style-name="gr3" draw:text-style-name="P8" draw:layer="layout" svg:width="4.186cm" svg:height="4.685cm" svg:x="7.932cm" svg:y="8.653cm">
          <text:p text:style-name="P7"><text:span text:style-name="T4">Property</text:span></text:p>
          <text:p text:style-name="P7"><text:span text:style-name="T4">Checker</text:span></text:p>
        </draw:rect>
        <draw:rect draw:style-name="gr3" draw:text-style-name="P8" draw:layer="layout" svg:width="5.233cm" svg:height="2.48cm" svg:x="13.514cm" svg:y="8.653cm">
          <text:p text:style-name="P7"><text:span text:style-name="T4">PropertyList</text:span></text:p>
        </draw:rect>
        <draw:rect draw:style-name="gr3" draw:text-style-name="P8" draw:layer="layout" svg:width="3.49cm" svg:height="3.032cm" svg:x="2.351cm" svg:y="15.267cm">
          <text:p text:style-name="P7"><text:span text:style-name="T4">Options</text:span></text:p>
        </draw:rect>
        <draw:rect draw:style-name="gr3" draw:text-style-name="P8" draw:layer="layout" svg:width="3.838cm" svg:height="3.032cm" svg:x="6.886cm" svg:y="15.267cm">
          <text:p text:style-name="P7"><text:span text:style-name="T4">Saver</text:span></text:p>
          <text:p text:style-name="P7"><text:span text:style-name="T4">Loader</text:span></text:p>
        </draw:rect>
        <draw:rect draw:style-name="gr3" draw:text-style-name="P8" draw:layer="layout" svg:width="4.884cm" svg:height="3.032cm" svg:x="12.118cm" svg:y="15.267cm">
          <text:p text:style-name="P7"><text:span text:style-name="T4">String</text:span></text:p>
          <text:p text:style-name="P7"><text:span text:style-name="T4">Ressource</text:span></text:p>
        </draw:rect>
        <draw:rect draw:style-name="gr3" draw:text-style-name="P8" draw:layer="layout" svg:width="2.791cm" svg:height="3.032cm" svg:x="18.048cm" svg:y="15.267cm">
          <text:p text:style-name="P7"><text:span text:style-name="T4">Toolbox</text:span></text:p>
        </draw:rect>
        <draw:rect draw:style-name="gr3" draw:text-style-name="P8" draw:layer="layout" svg:width="6.629cm" svg:height="3.858cm" svg:x="25.375cm" svg:y="12.511cm">
          <text:p text:style-name="P7"><text:span text:style-name="T4">CodeArea</text:span></text:p>
        </draw:rect>
        <draw:rect draw:style-name="gr3" draw:text-style-name="P8" draw:layer="layout" svg:width="4.186cm" svg:height="3.032cm" svg:x="22.584cm" svg:y="8.653cm">
          <text:p text:style-name="P7"><text:span text:style-name="T4">BooleanExp</text:span></text:p>
          <text:p text:style-name="P7"><text:span text:style-name="T4">Editor</text:span></text:p>
        </draw:rect>
        <draw:rect draw:style-name="gr3" draw:text-style-name="P8" draw:layer="layout" svg:width="3.838cm" svg:height="3.307cm" svg:x="30.258cm" svg:y="8.377cm">
          <text:p text:style-name="P7"><text:span text:style-name="T4">CElection</text:span></text:p>
          <text:p text:style-name="P7"><text:span text:style-name="T4">Description</text:span></text:p>
          <text:p text:style-name="P7"><text:span text:style-name="T4">Editor</text:span></text:p>
        </draw:rect>
        <draw:rect draw:style-name="gr3" draw:text-style-name="P8" draw:layer="layout" svg:width="4.41cm" svg:height="1.158cm" svg:x="2.938cm" svg:y="6.558cm">
          <text:p text:style-name="P7"><text:span text:style-name="T4">ElectionCheck</text:span></text:p>
          <text:p text:style-name="P7"><text:span text:style-name="T4">Parameter</text:span></text:p>
        </draw:rect>
        <draw:rect draw:style-name="gr3" draw:text-style-name="P8" draw:layer="layout" svg:width="6.467cm" svg:height="1.102cm" svg:x="19.987cm" svg:y="6.393cm">
          <text:p text:style-name="P7"><text:span text:style-name="T4">PostAndPre</text:span></text:p>
          <text:p text:style-name="P7"><text:span text:style-name="T4">PropertiesDescription</text:span></text:p>
        </draw:rect>
        <draw:line draw:style-name="gr4" draw:text-style-name="P9" draw:layer="layout" svg:x1="8.63cm" svg:y1="6.999cm" svg:x2="6.188cm" svg:y2="8.653cm">
          <text:p/>
        </draw:line>
        <draw:line draw:style-name="gr4" draw:text-style-name="P9" draw:layer="layout" svg:x1="10.026cm" svg:y1="7.275cm" svg:x2="10.026cm" svg:y2="8.653cm">
          <text:p/>
        </draw:line>
        <draw:line draw:style-name="gr4" draw:text-style-name="P9" draw:layer="layout" svg:x1="12.816cm" svg:y1="7.275cm" svg:x2="14.56cm" svg:y2="8.653cm">
          <text:p/>
        </draw:line>
        <draw:line draw:style-name="gr4" draw:text-style-name="P9" draw:layer="layout" svg:x1="18.747cm" svg:y1="9.204cm" svg:x2="22.584cm" svg:y2="9.204cm">
          <text:p/>
        </draw:line>
        <draw:line draw:style-name="gr4" draw:text-style-name="P9" draw:layer="layout" svg:x1="13.165cm" svg:y1="6.999cm" svg:x2="30.259cm" svg:y2="8.653cm">
          <text:p/>
        </draw:line>
        <draw:line draw:style-name="gr4" draw:text-style-name="P9" draw:layer="layout" svg:x1="4.444cm" svg:y1="10.858cm" svg:x2="4.793cm" svg:y2="14.992cm">
          <text:p/>
        </draw:line>
        <draw:line draw:style-name="gr4" draw:text-style-name="P9" draw:layer="layout" svg:x1="9.676cm" svg:y1="13.338cm" svg:x2="9.676cm" svg:y2="14.992cm">
          <text:p/>
        </draw:line>
        <draw:line draw:style-name="gr4" draw:text-style-name="P9" draw:layer="layout" svg:x1="17.7cm" svg:y1="11.133cm" svg:x2="15.607cm" svg:y2="14.991cm">
          <text:p/>
        </draw:line>
        <draw:line draw:style-name="gr4" draw:text-style-name="P9" draw:layer="layout" svg:x1="24.328cm" svg:y1="11.684cm" svg:x2="20.84cm" svg:y2="14.991cm">
          <text:p/>
        </draw:line>
        <draw:line draw:style-name="gr4" draw:text-style-name="P9" draw:layer="layout" svg:x1="25.724cm" svg:y1="11.684cm" svg:x2="26.422cm" svg:y2="12.511cm">
          <text:p/>
        </draw:line>
        <draw:line draw:style-name="gr4" draw:text-style-name="P9" draw:layer="layout" svg:x1="30.957cm" svg:y1="11.684cm" svg:x2="30.608cm" svg:y2="12.511cm">
          <text:p/>
        </draw:line>
        <draw:line draw:style-name="gr4" draw:text-style-name="P9" draw:layer="layout" svg:x1="25.375cm" svg:y1="15.267cm" svg:x2="21.189cm" svg:y2="17.196cm">
          <text:p/>
        </draw:line>
        <draw:line draw:style-name="gr4" draw:text-style-name="P9" draw:layer="layout" svg:x1="12.119cm" svg:y1="7.275cm" svg:x2="13.514cm" svg:y2="14.992cm">
          <text:p/>
        </draw:line>
        <draw:rect draw:style-name="gr5" draw:text-style-name="P9" draw:layer="layout" svg:width="19.106cm" svg:height="3.665cm" svg:x="2.057cm" svg:y="14.992cm">
          <text:p/>
        </draw:rect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Projektverlauf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Was lief überraschend gut?</text:span></text:p>
              </text:list-item>
              <text:list-item>
                <text:p text:style-name="P4"><text:span text:style-name="T1">Erfahrungen für zukünftige Projekte</text:span></text:p>
              </text:list-item>
              <text:list-item>
                <text:p text:style-name="P4"><text:span text:style-name="T1">Wasserfall mit Rückkoppl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0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use-footer-name="ftr1" presentation:use-date-time-name="dtd1">
        <office:forms form:automatic-focus="false" form:apply-design-mode="false"/>
        <draw:frame presentation:style-name="pr3" draw:text-style-name="P2" draw:layer="layout" svg:width="28.218cm" svg:height="1.721cm" svg:x="1.594cm" svg:y="1.019cm" presentation:class="title" presentation:user-transformed="true">
          <draw:text-box>
            <text:list text:style-name="L1">
              <text:list-header>
                <text:p text:style-name="P3"><text:span text:style-name="T2">Verwendete Tools</text:span><text:span text:style-name="T3"><text:line-break/></text:span><text:span text:style-name="T3"/></text:p>
              </text:list-header>
            </text:list>
          </draw:text-box>
        </draw:frame>
        <draw:frame presentation:style-name="pr4" draw:text-style-name="P2" draw:layer="layout" svg:width="33.675cm" svg:height="14.988cm" svg:x="1.599cm" svg:y="3.669cm" presentation:class="outline" presentation:user-transformed="true">
          <draw:text-box>
            <text:list text:style-name="L2">
              <text:list-item>
                <text:p text:style-name="P4"><text:span text:style-name="T1">IDEs</text:span></text:p>
              </text:list-item>
              <text:list-item>
                <text:p text:style-name="P4"><text:span text:style-name="T1">Tests</text:span></text:p>
              </text:list-item>
              <text:list-item>
                <text:p text:style-name="P4"><text:span text:style-name="T1">Visualisierung</text:span></text:p>
              </text:list-item>
              <text:list-item>
                <text:p text:style-name="P4"><text:span text:style-name="T1">Versionskontrolle</text:span></text:p>
              </text:list-item>
              <text:list-item>
                <text:p text:style-name="P4"><text:span text:style-name="T1">Grammatikerkennung</text:span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custom-shape draw:name="Rectangle 15" draw:style-name="gr2" draw:text-style-name="P5" draw:layer="layout" svg:width="3.545cm" svg:height="0.35cm" svg:x="2.203cm" svg:y="19.9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11" presentation:class="page"/>
          <draw:frame presentation:style-name="pr5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Standard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image text:level="1" xlink:href="Pictures/1000020100000081000000813811D2E4.png" xlink:type="simple" xlink:show="embed" xlink:actuate="onLoad">
            <style:list-level-properties text:min-label-width="0.952cm" style:vertical-pos="middle" style:vertical-rel="line" fo:width="0.427cm" fo:height="0.427cm"/>
          </text:list-level-style-image>
          <text:list-level-style-image text:level="2" xlink:href="Pictures/1000020100000081000000813811D2E4.png" xlink:type="simple" xlink:show="embed" xlink:actuate="onLoad">
            <style:list-level-properties text:space-before="1.27cm" text:min-label-width="0.793cm" style:vertical-pos="middle" style:vertical-rel="line" fo:width="0.305cm" fo:height="0.305cm"/>
          </text:list-level-style-image>
          <text:list-level-style-image text:level="3" xlink:href="Pictures/1000020100000081000000813811D2E4.png" xlink:type="simple" xlink:show="embed" xlink:actuate="onLoad">
            <style:list-level-properties text:space-before="2.54cm" text:min-label-width="0.635cm" style:vertical-pos="middle" style:vertical-rel="line" fo:width="0.366cm" fo:height="0.366cm"/>
          </text:list-level-style-image>
          <text:list-level-style-image text:level="4" xlink:href="Pictures/1000020100000081000000813811D2E4.png" xlink:type="simple" xlink:show="embed" xlink:actuate="onLoad">
            <style:list-level-properties text:space-before="3.81cm" text:min-label-width="0.635cm" style:vertical-pos="middle" style:vertical-rel="line" fo:width="0.244cm" fo:height="0.244cm"/>
          </text:list-level-style-image>
          <text:list-level-style-image text:level="5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6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7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8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9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  <text:list-level-style-image text:level="10" xlink:href="Pictures/1000020100000081000000813811D2E4.png" xlink:type="simple" xlink:show="embed" xlink:actuate="onLoad">
            <style:list-level-properties text:space-before="5.08cm" text:min-label-width="0.635cm" style:vertical-pos="middle" style:vertical-rel="line" fo:width="0.213cm" fo:height="0.213cm"/>
          </text:list-level-style-image>
        </text:list-style>
      </style:graphic-properties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5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3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7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6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6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6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5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Ari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0.7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gr5" style:family="graphic" style:parent-style-name="standard">
      <style:graphic-properties draw:stroke="none" draw:fill="none" draw:fill-color="#ffffff" draw:auto-grow-height="false" fo:min-height="1.27cm"/>
    </style:style>
    <style:style style:name="Mgr6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7" style:family="graphic" style:parent-style-name="standard">
      <style:graphic-properties draw:stroke="none" draw:fill="none" draw:fill-color="#009682" draw:textarea-horizontal-align="right" draw:textarea-vertical-align="top" draw:auto-grow-height="false" fo:padding-top="0cm" fo:padding-bottom="0cm" fo:padding-left="0cm" fo:padding-right="0cm" fo:wrap-option="wrap" draw:shadow-color="#d9d9d9"/>
    </style:style>
    <style:style style:name="Mgr8" style:family="graphic" style:parent-style-name="standard">
      <style:graphic-properties draw:stroke="none" draw:fill="none" draw:fill-color="#009682" draw:textarea-horizontal-align="left" draw:textarea-vertical-align="top" draw:auto-grow-height="false" fo:padding-top="0cm" fo:padding-bottom="0cm" fo:padding-left="0cm" fo:padding-right="0cm" fo:wrap-option="wrap" draw:shadow-color="#d9d9d9"/>
    </style:style>
    <style:style style:name="Mgr9" style:family="graphic" style:parent-style-name="standard" style:list-style-name="ML3">
      <style:graphic-properties draw:stroke="none" draw:fill="none" draw:fill-color="#ffffff" draw:textarea-horizontal-align="left" draw:textarea-vertical-align="middle" draw:auto-grow-height="true" fo:min-height="0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0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Standard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el1-backgroundobjects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176cm" fo:margin-bottom="0cm" fo:line-height="65%" fo:text-indent="0cm" style:punctuation-wrap="hanging" style:line-break="strict" style:writing-mode="lr-tb"/>
    </style:style>
    <style:style style:name="MP6" style:family="paragraph">
      <style:paragraph-properties fo:margin-left="0cm" fo:margin-right="0cm" fo:margin-top="0.176cm" fo:margin-bottom="0cm" fo:line-height="65%" fo:text-indent="0cm" style:punctuation-wrap="hanging" style:line-break="strict" style:writing-mode="lr-tb" style:font-independent-line-spacing="true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0cm" fo:margin-right="0cm" fo:margin-top="0.198cm" fo:margin-bottom="0cm" fo:text-align="end" fo:text-indent="0cm" style:punctuation-wrap="hanging" style:line-break="strict" style:writing-mode="lr-tb"/>
      <style:text-properties fo:font-size="19.8999996185303pt"/>
    </style:style>
    <style:style style:name="MP10" style:family="paragraph">
      <style:paragraph-properties fo:margin-left="0cm" fo:margin-right="0cm" fo:margin-top="0.198cm" fo:margin-bottom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cm" fo:margin-right="0cm" fo:margin-top="0.198cm" fo:margin-bottom="0cm" fo:text-indent="0cm" style:punctuation-wrap="hanging" style:line-break="strict" style:writing-mode="lr-tb"/>
      <style:text-properties fo:font-size="19.8999996185303pt"/>
    </style:style>
    <style:style style:name="MP12" style:family="paragraph">
      <style:paragraph-properties fo:margin-left="0cm" fo:margin-right="0cm" fo:margin-top="0.19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1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 style:punctuation-wrap="hanging" style:line-break="strict" style:writing-mode="lr-tb"/>
    </style:style>
    <style:style style:name="MP15" style:family="paragraph">
      <style:paragraph-properties fo:margin-left="0cm" fo:margin-right="0cm" fo:text-indent="0cm" style:punctuation-wrap="hanging" style:line-break="strict" style:writing-mode="lr-tb"/>
      <style:text-properties fo:font-size="19.8999996185303pt"/>
    </style:style>
    <style:style style:name="MP1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9.8999996185303pt"/>
    </style:style>
    <style:style style:name="MP1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T1" style:family="text">
      <style:text-properties fo:color="#000000" fo:font-size="8pt" style:font-size-asian="8pt" style:font-size-complex="8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de" fo:country="DE" fo:font-weight="bold" style:font-size-asian="9pt" style:language-asian="de" style:country-asian="DE" style:font-weight-asian="bold" style:font-size-complex="9pt" style:language-complex="de" style:country-complex="DE" style:font-weight-complex="bold"/>
    </style:style>
    <style:style style:name="M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MT7" style:family="text">
      <style:text-properties fo:font-size="8pt" style:font-size-asian="8pt" style:font-size-complex="8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 fo:font-size="16pt" fo:language="de" fo:country="DE" fo:font-weight="bold" style:font-size-asian="16pt" style:language-asian="de" style:country-asian="DE" style:font-weight-asian="bold" style:font-size-complex="16pt" style:language-complex="de" style:country-complex="DE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7.664cm" svg:height="0.776cm" svg:x="10.169cm" svg:y="1.301cm" presentation:class="footer">
        <draw:text-box>
          <text:list text:style-name="ML1">
            <text:list-header>
              <text:p text:style-name="MP2"><text:span text:style-name="MT1">Prof. Dr. Max Mustermann | Musterfakultät</text:span></text:p>
            </text:list-header>
          </text:list>
        </draw:text-box>
      </draw:frame>
      <draw:frame draw:name="Picture 6" draw:style-name="Mgr3" draw:text-style-name="MP4" draw:layer="backgroundobjects" svg:width="3.003cm" svg:height="1.799cm" svg:x="1.526cm" svg:y="0.3cm">
        <draw:image xlink:href="Pictures/10000000000001040000009C7E9B1563.jpg" xlink:type="simple" xlink:show="embed" xlink:actuate="onLoad">
          <text:p/>
        </draw:image>
        <svg:desc>KITlogo_RGB</svg:desc>
      </draw:frame>
      <draw:custom-shape draw:name="Text Box 7" draw:style-name="Mgr4" draw:text-style-name="MP6" draw:layer="backgroundobjects" svg:width="7.201cm" svg:height="1.01cm" svg:x="1.504cm" svg:y="23.702cm">
        <text:list text:style-name="ML2">
          <text:list-header>
            <text:p text:style-name="MP5"><text:span text:style-name="MT1">KIT – die Kooperation von </text:span></text:p>
            <text:p text:style-name="MP5"><text:span text:style-name="MT1">Forschungszentrum Karlsruhe GmbH</text:span></text:p>
            <text:p text:style-name="MP5"><text:span text:style-name="MT1">und Universität Karlsruhe (TH)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9" draw:style-name="Mgr3" draw:text-style-name="MP4" draw:layer="backgroundobjects" svg:width="3.201cm" svg:height="0.803cm" svg:x="10.125cm" svg:y="23.592cm">
        <draw:image xlink:href="Pictures/10000201000001150000004657D1D0D1.png" xlink:type="simple" xlink:show="embed" xlink:actuate="onLoad">
          <text:p/>
        </draw:image>
        <svg:desc>fzk_sw</svg:desc>
      </draw:frame>
      <draw:frame draw:name="Picture 10" draw:style-name="Mgr3" draw:text-style-name="MP4" draw:layer="backgroundobjects" svg:width="3.589cm" svg:height="0.582cm" svg:x="13.926cm" svg:y="23.592cm">
        <draw:image xlink:href="Pictures/100002010000013700000032877C546D.png" xlink:type="simple" xlink:show="embed" xlink:actuate="onLoad">
          <text:p/>
        </draw:image>
        <svg:desc>Wortbildmarke_schwarz</svg:desc>
      </draw:frame>
      <draw:frame draw:style-name="Mgr5" draw:text-style-name="MP7" draw:layer="backgroundobjects" svg:width="8.266cm" svg:height="1.269cm" svg:x="0cm" svg:y="0cm" presentation:class="header">
        <draw:text-box>
          <text:p text:style-name="MP7"><text:span text:style-name="MT2"><presentation:header/></text:span></text:p>
        </draw:text-box>
      </draw:frame>
      <draw:frame draw:style-name="Mgr5" draw:text-style-name="MP8" draw:layer="backgroundobjects" svg:width="8.266cm" svg:height="1.269cm" svg:x="10.783cm" svg:y="0cm" presentation:class="date-time">
        <draw:text-box>
          <text:p text:style-name="MP8"><text:span text:style-name="MT2"><presentation:date-time/></text:span></text:p>
        </draw:text-box>
      </draw:frame>
      <draw:frame draw:style-name="Mgr6" draw:text-style-name="MP8" draw:layer="backgroundobjects" svg:width="8.266cm" svg:height="1.269cm" svg:x="10.783cm" svg:y="24.13cm" presentation:class="page-number">
        <draw:text-box>
          <text:p text:style-name="MP8"><text:span text:style-name="MT2"><text:page-number>&lt;Numm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Standard" style:page-layout-name="PM1" draw:style-name="Mdp1">
      <draw:frame draw:style-name="Mgr3" draw:text-style-name="MP4" draw:layer="backgroundobjects" svg:width="37.33cm" svg:height="21cm" svg:x="0cm" svg:y="0cm">
        <draw:image xlink:href="Pictures/1000000000000500000003C02DE3DBA4.png" xlink:type="simple" xlink:show="embed" xlink:actuate="onLoad">
          <text:p/>
        </draw:image>
      </draw:frame>
      <draw:frame presentation:style-name="Standard-title" draw:layer="backgroundobjects" svg:width="28.218cm" svg:height="1.721cm" svg:x="1.594cm" svg:y="1.019cm" presentation:class="title" presentation:placeholder="true">
        <draw:text-box/>
      </draw:frame>
      <draw:frame presentation:style-name="Standard-outline1" draw:layer="backgroundobjects" svg:width="34.116cm" svg:height="14.988cm" svg:x="1.599cm" svg:y="3.669cm" presentation:class="outline" presentation:placeholder="true">
        <draw:text-box/>
      </draw:frame>
      <draw:frame presentation:style-name="Mpr1" draw:text-style-name="MP7" draw:layer="backgroundobjects" svg:width="17.051cm" svg:height="1.103cm" svg:x="6.172cm" svg:y="19.62cm" presentation:class="footer">
        <draw:text-box>
          <text:p text:style-name="MP7"><text:span text:style-name="MT3">N. Hanselmann, J. Hecht, H. Klein, N. Schnell, L. Stapelbroek, J. Wohnig </text:span></text:p>
        </draw:text-box>
      </draw:frame>
      <draw:custom-shape draw:style-name="Mgr7" draw:text-style-name="MP10" draw:layer="backgroundobjects" svg:width="11.173cm" svg:height="1.103cm" svg:x="24.543cm" svg:y="19.76cm">
        <text:list text:style-name="ML2">
          <text:list-header>
            <text:p text:style-name="MP9"><text:span text:style-name="MT4">Analyse formaler Eigenschaften von Wahlverfahre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1.329cm" svg:height="0.66cm" svg:x="1.024cm" svg:y="19.76cm">
        <text:list text:style-name="ML2">
          <text:list-header>
            <text:p text:style-name="MP11"><text:span text:style-name="MT5"><text:page-number>&lt;Nummer&gt;</text:page-number></text:span><text:span text:style-name="MT5"><text:date style:data-style-name="D1" text:date-value="2017-03-29">29.03.17</text:date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8" draw:text-style-name="MP12" draw:layer="backgroundobjects" svg:width="3.324cm" svg:height="0.66cm" svg:x="3.084cm" svg:y="19.76cm">
        <text:p text:style-name="MP11"/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4.394cm" svg:height="1.521cm" svg:x="31.302cm" svg:y="1.02cm">
        <draw:image xlink:href="Pictures/10000201000001DA000000DB77391766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2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5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draw:name="Picture 17" draw:style-name="Mgr3" draw:text-style-name="MP4" draw:layer="backgroundobjects" svg:width="38.07cm" svg:height="14.057cm" svg:x="0cm" svg:y="6.971cm">
        <draw:image xlink:href="Pictures/1000000000000400000001F8B240CEB7.png" xlink:type="simple" xlink:show="embed" xlink:actuate="onLoad">
          <text:p/>
        </draw:image>
        <svg:desc>mustertitelbild_oe</svg:desc>
      </draw:frame>
      <draw:frame draw:style-name="Mgr3" draw:text-style-name="MP4" draw:layer="backgroundobjects" svg:width="37.33cm" svg:height="21.039cm" svg:x="0cm" svg:y="-0.01cm">
        <draw:image xlink:href="Pictures/1000020100000500000003C0A02892A5.png" xlink:type="simple" xlink:show="embed" xlink:actuate="onLoad">
          <text:p/>
        </draw:image>
      </draw:frame>
      <draw:custom-shape draw:name="Text Box 14" draw:style-name="Mgr4" draw:text-style-name="MP16" draw:layer="backgroundobjects" svg:width="14.985cm" svg:height="0.677cm" svg:x="1.619cm" svg:y="19.828cm">
        <text:list text:style-name="ML2">
          <text:list-header>
            <text:p text:style-name="MP15"><text:span text:style-name="MT7">KIT – Universität des Landes Baden-Württemberg und</text:span></text:p>
            <text:p text:style-name="MP15"><text:span text:style-name="MT7">nationales Großforschungszentrum in der Helmholtz-Gemeinschaf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21" draw:style-name="Mgr9" draw:text-style-name="MP16" draw:layer="backgroundobjects" svg:width="18.522cm" svg:height="0.424cm" svg:x="1.575cm" svg:y="10.331cm">
        <text:list text:style-name="ML3">
          <text:list-header>
            <text:p text:style-name="MP15"><text:span text:style-name="MT8">PSE – Analyse formaler Eigenschaften von Wahlverfahren</text:span></text:p>
          </text:list-header>
        </text:list>
        <draw:enhanced-geometry svg:viewBox="0 0 21600 21600" draw:mirror-horizontal="false" draw:mirror-vertical="false" draw:type="mso-spt202" draw:enhanced-path="M 0 0 L 21600 0 21600 21600 0 21600 0 0 Z N"/>
      </draw:custom-shape>
      <draw:frame presentation:style-name="Titel1-title" draw:layer="backgroundobjects" svg:width="28.218cm" svg:height="1.721cm" svg:x="1.594cm" svg:y="1.019cm" presentation:class="title" presentation:placeholder="true">
        <draw:text-box/>
      </draw:frame>
      <draw:frame presentation:style-name="Titel1-outline1" draw:layer="backgroundobjects" svg:width="34.116cm" svg:height="5.951cm" svg:x="1.599cm" svg:y="3.669cm" presentation:class="outline" presentation:placeholder="true">
        <draw:text-box/>
      </draw:frame>
      <draw:custom-shape draw:name="Text Box 14" draw:style-name="Mgr10" draw:text-style-name="MP18" draw:layer="backgroundobjects" svg:width="7.052cm" svg:height="0.677cm" svg:x="29.877cm" svg:y="19.896cm">
        <text:list text:style-name="ML3">
          <text:list-header>
            <text:p text:style-name="MP17"><text:span text:style-name="MT9">www.kit.edu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3" draw:text-style-name="MP4" draw:layer="backgroundobjects" svg:width="6.611cm" svg:height="2.29cm" svg:x="1.613cm" svg:y="1.02cm">
        <draw:image xlink:href="Pictures/10000201000001DA000000DB77391766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6" draw:text-style-name="MP13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3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5.24cm" svg:height="11.43cm" svg:x="1.905cm" svg:y="12.065cm" presentation:class="notes" presentation:placeholder="true">
          <draw:text-box/>
        </draw:frame>
        <draw:frame presentation:style-name="Mpr8" draw:text-style-name="MP1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14"><text:span text:style-name="MT6">Prof. Dr. Max Mustermann | Musterfakultät</text:span></text:p>
              </text:list-header>
            </text:list>
          </draw:text-box>
        </draw:frame>
        <draw:frame presentation:style-name="Mpr9" draw:text-style-name="MP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2"><text:span text:style-name="MT6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Jonas Wohnig</meta:initial-creator>
    <meta:creation-date>2017-03-29T21:21:18.11</meta:creation-date>
    <dc:creator>Jonas Wohnig</dc:creator>
    <dc:date>2017-03-29T22:36:20.56</dc:date>
    <meta:editing-cycles>104</meta:editing-cycles>
    <meta:generator>OpenOffice/4.1.1$Win32 OpenOffice.org_project/411m6$Build-9775</meta:generator>
    <meta:editing-duration>PT1H11M37S</meta:editing-duration>
    <meta:document-statistic meta:object-count="125"/>
  </office:meta>
</office:document-meta>
</file>